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0.617cm" fo:min-width="2.895cm" fo:padding-top="0.178cm" fo:padding-bottom="0.178cm" fo:padding-left="0.303cm" fo:padding-right="0.303cm"/>
    </style:style>
    <style:style style:name="gr2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2cm" svg:stroke-color="#696969" draw:marker-start="Arrowheads_20_2" draw:marker-start-width="0.23cm" draw:marker-start-center="false" draw:marker-end="Arrow_20_concave" draw:marker-end-width="0.23cm" draw:marker-end-center="false" svg:stroke-linecap="butt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4" style:family="graphic" style:parent-style-name="standard" style:list-style-name="L2">
      <style:graphic-properties draw:stroke="solid" svg:stroke-width="0.03cm" svg:stroke-color="#666666" draw:marker-start-width="0.15cm" draw:marker-start-center="false" draw:marker-end-width="0.35cm" draw:marker-end-center="false" draw:fill="solid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none" svg:stroke-width="0cm" svg:stroke-color="#666666" draw:marker-start-width="0.3cm" draw:marker-start-center="false" draw:marker-end-width="0.3cm" draw:marker-end-center="false" draw:fill="solid" draw:fill-color="#6666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2cm" svg:stroke-color="#696969" draw:marker-start="Arrowheads_20_2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7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cm" svg:height="3cm" draw:transform="rotate (-2.73458187202472) translate (9.252cm 3.9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2" draw:text-style-name="P3" draw:layer="layout" svg:width="1.048cm" svg:height="0.734cm" svg:x="8.652cm" svg:y="2.1cm">
            <draw:text-box>
              <text:p text:style-name="P2"><text:span text:style-name="T1">e</text:span></text:p>
            </draw:text-box>
          </draw:frame>
          <draw:measure draw:style-name="gr3" draw:text-style-name="P5" draw:layer="layout" svg:x1="3.602cm" svg:y1="4.863cm" svg:x2="9.302cm" svg:y2="4.863cm">
            <text:p text:style-name="P4"><text:span text:style-name="T2"><text:measure text:kind="gap"/></text:span><text:span text:style-name="T3">d</text:span></text:p>
          </draw:measure>
          <draw:circle draw:style-name="gr4" draw:text-style-name="P6" draw:layer="layout" svg:width="0.775cm" svg:height="0.775cm" draw:transform="rotate (-2.7401669256311) translate (8.595cm 1.462cm)" draw:kind="arc" draw:start-angle="358.74" draw:end-angle="92.24">
            <text:p/>
          </draw:circle>
          <draw:circle draw:style-name="gr5" draw:text-style-name="P7" draw:layer="layout" svg:width="0.091cm" svg:height="0.091cm" draw:transform="rotate (-2.7401669256311) translate (8.062cm 1.474cm)">
            <text:p/>
          </draw:circle>
          <draw:measure draw:style-name="gr6" draw:text-style-name="P5" draw:layer="layout" svg:x1="1.602cm" svg:y1="4.859cm" svg:x2="3.602cm" svg:y2="4.859cm">
            <text:p text:style-name="P4"><text:span text:style-name="T2"><text:measure text:kind="gap"/></text:span><text:span text:style-name="T4">a</text:span></text:p>
          </draw:measure>
          <draw:frame draw:style-name="gr7" draw:text-style-name="P3" draw:layer="layout" svg:width="1.448cm" svg:height="1cm" svg:x="4.204cm" svg:y="1.7cm">
            <draw:text-box>
              <text:p text:style-name="P2"><text:span text:style-name="T1">s</text:span><text:span text:style-name="T5">max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16:06:20.010000000</meta:creation-date>
    <dc:date>2016-08-28T18:53:57.114000000</dc:date>
    <meta:editing-duration>PT4M37S</meta:editing-duration>
    <meta:editing-cycles>3</meta:editing-cycles>
    <meta:generator>LibreOffice/5.0.6.3$Windows_x86 LibreOffice_project/490fc03b25318460cfc54456516ea2519c11d1aa</meta:generator>
    <meta:document-statistic meta:object-count="8"/>
  </office:meta>
</office:document-meta>
</file>